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5.013cm" fo:margin-left="0.222cm" fo:margin-top="0cm" fo:margin-bottom="0cm" table:align="left" style:writing-mode="lr-tb"/>
    </style:style>
    <style:style style:name="Table1.A" style:family="table-column">
      <style:table-column-properties style:column-width="2.438cm"/>
    </style:style>
    <style:style style:name="Table1.B" style:family="table-column">
      <style:table-column-properties style:column-width="2.575cm"/>
    </style:style>
    <style:style style:name="Table1.1" style:family="table-row">
      <style:table-row-properties style:min-row-height="0.487cm" fo:keep-together="auto"/>
    </style:style>
    <style:style style:name="Table1.A1" style:family="table-cell">
      <style:table-cell-properties fo:background-color="#d8d8d8" fo:padding-left="0.009cm" fo:padding-right="0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485cm" fo:keep-together="auto"/>
    </style:style>
    <style:style style:name="Table1.A2" style:family="table-cell">
      <style:table-cell-properties fo:padding-left="0.009cm" fo:padding-right="0cm" fo:padding-top="0cm" fo:padding-bottom="0cm" fo:border="0.5pt solid #000000"/>
    </style:style>
    <style:style style:name="Table1.B2" style:family="table-cell">
      <style:table-cell-properties fo:padding-left="0.009cm" fo:padding-right="0cm" fo:padding-top="0cm" fo:padding-bottom="0cm" fo:border="0.5pt solid #000000"/>
    </style:style>
    <style:style style:name="Table1.A3" style:family="table-cell">
      <style:table-cell-properties fo:padding-left="0.009cm" fo:padding-right="0cm" fo:padding-top="0cm" fo:padding-bottom="0cm" fo:border="0.5pt solid #000000"/>
    </style:style>
    <style:style style:name="Table1.B3" style:family="table-cell">
      <style:table-cell-properties fo:padding-left="0.009cm" fo:padding-right="0cm" fo:padding-top="0cm" fo:padding-bottom="0cm" fo:border="0.5pt solid #000000"/>
    </style:style>
    <style:style style:name="Table1.A4" style:family="table-cell">
      <style:table-cell-properties fo:padding-left="0.009cm" fo:padding-right="0cm" fo:padding-top="0cm" fo:padding-bottom="0cm" fo:border="0.5pt solid #000000"/>
    </style:style>
    <style:style style:name="Table1.B4" style:family="table-cell">
      <style:table-cell-properties fo:padding-left="0.009cm" fo:padding-right="0cm" fo:padding-top="0cm" fo:padding-bottom="0cm" fo:border="0.5pt solid #000000"/>
    </style:style>
    <style:style style:name="Table1.A5" style:family="table-cell">
      <style:table-cell-properties fo:padding-left="0.009cm" fo:padding-right="0cm" fo:padding-top="0cm" fo:padding-bottom="0cm" fo:border="0.5pt solid #000000"/>
    </style:style>
    <style:style style:name="Table1.B5" style:family="table-cell">
      <style:table-cell-properties fo:padding-left="0.009cm" fo:padding-right="0cm" fo:padding-top="0cm" fo:padding-bottom="0cm" fo:border="0.5pt solid #000000"/>
    </style:style>
    <style:style style:name="Table2" style:family="table">
      <style:table-properties style:width="2.512cm" fo:margin-left="0.222cm" fo:margin-top="0cm" fo:margin-bottom="0cm" table:align="left" style:writing-mode="lr-tb"/>
    </style:style>
    <style:style style:name="Table2.A" style:family="table-column">
      <style:table-column-properties style:column-width="2.512cm"/>
    </style:style>
    <style:style style:name="Table2.1" style:family="table-row">
      <style:table-row-properties style:min-row-height="0.487cm" fo:keep-together="auto"/>
    </style:style>
    <style:style style:name="Table2.A1" style:family="table-cell">
      <style:table-cell-properties fo:background-color="#d8d8d8" fo:padding-left="0.009cm" fo:padding-right="0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009cm" fo:padding-right="0cm" fo:padding-top="0cm" fo:padding-bottom="0cm" fo:border="0.5pt solid #000000"/>
    </style:style>
    <style:style style:name="Table2.A3" style:family="table-cell">
      <style:table-cell-properties fo:padding-left="0.009cm" fo:padding-right="0cm" fo:padding-top="0cm" fo:padding-bottom="0cm" fo:border="0.5pt solid #000000"/>
    </style:style>
    <style:style style:name="Table2.A4" style:family="table-cell">
      <style:table-cell-properties fo:padding-left="0.009cm" fo:padding-right="0cm" fo:padding-top="0cm" fo:padding-bottom="0cm" fo:border="0.5pt solid #000000"/>
    </style:style>
    <style:style style:name="Table2.5" style:family="table-row">
      <style:table-row-properties style:min-row-height="0.485cm" fo:keep-together="auto"/>
    </style:style>
    <style:style style:name="Table2.A5" style:family="table-cell">
      <style:table-cell-properties fo:padding-left="0.009cm" fo:padding-right="0cm" fo:padding-top="0cm" fo:padding-bottom="0cm" fo:border="0.5pt solid #000000"/>
    </style:style>
    <style:style style:name="P1" style:family="paragraph" style:parent-style-name="Standard">
      <style:paragraph-properties fo:margin-left="0.45cm" fo:margin-right="0cm" fo:margin-top="0.141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.45cm" fo:margin-right="0cm" fo:margin-top="0.141cm" fo:margin-bottom="0cm" loext:contextual-spacing="false" fo:text-indent="0cm" style:auto-text-indent="false"/>
    </style:style>
    <style:style style:name="P3" style:family="paragraph" style:parent-style-name="Text_20_body">
      <style:text-properties fo:font-size="7pt" fo:font-weight="bold" style:font-size-asian="7pt" style:font-weight-asian="bold"/>
    </style:style>
    <style:style style:name="P4" style:family="paragraph" style:parent-style-name="Text_20_body">
      <style:paragraph-properties fo:margin-top="0.012cm" fo:margin-bottom="0cm" loext:contextual-spacing="false"/>
      <style:text-properties fo:font-size="10pt" style:font-size-asian="10pt"/>
    </style:style>
    <style:style style:name="P5" style:family="paragraph" style:parent-style-name="Text_20_body">
      <style:paragraph-properties fo:margin-top="0.002cm" fo:margin-bottom="0.002cm" loext:contextual-spacing="false"/>
      <style:text-properties fo:font-size="7pt" style:font-size-asian="7pt"/>
    </style:style>
    <style:style style:name="P6" style:family="paragraph" style:parent-style-name="Text_20_body">
      <style:paragraph-properties fo:margin-top="0.016cm" fo:margin-bottom="0cm" loext:contextual-spacing="false"/>
      <style:text-properties fo:font-size="18.5pt" style:font-size-asian="18.5pt"/>
    </style:style>
    <style:style style:name="P7" style:family="paragraph" style:parent-style-name="Text_20_body">
      <style:paragraph-properties fo:margin-top="0.018cm" fo:margin-bottom="0cm" loext:contextual-spacing="false"/>
      <style:text-properties fo:font-size="10pt" style:font-size-asian="10pt"/>
    </style:style>
    <style:style style:name="P8" style:family="paragraph" style:parent-style-name="Text_20_body">
      <style:paragraph-properties fo:margin-top="0.019cm" fo:margin-bottom="0cm" loext:contextual-spacing="false"/>
      <style:text-properties fo:font-size="22pt" fo:font-weight="bold" style:font-size-asian="19.25pt" style:font-weight-asian="bold" style:font-size-complex="22pt"/>
    </style:style>
    <style:style style:name="P9" style:family="paragraph" style:parent-style-name="Standard" style:master-page-name="Converted1">
      <style:paragraph-properties fo:margin-left="0.45cm" fo:margin-right="0.441cm" fo:margin-top="0.138cm" fo:margin-bottom="0cm" loext:contextual-spacing="false" fo:text-indent="0cm" style:auto-text-indent="false" style:page-number="auto">
        <style:tab-stops>
          <style:tab-stop style:position="0.91cm"/>
        </style:tab-stops>
      </style:paragraph-properties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margin-top="0.019cm" fo:margin-bottom="0cm" loext:contextual-spacing="false"/>
      <style:text-properties fo:color="#d4d4d4" style:font-name="Droid Sans Mono" fo:font-size="10.5pt" fo:font-weight="normal" fo:background-color="#1e1e1e" style:font-size-asian="19.25pt" style:font-weight-asian="bold" style:font-size-complex="22pt"/>
    </style:style>
    <style:style style:name="P12" style:family="paragraph" style:parent-style-name="Text_20_body">
      <style:paragraph-properties fo:margin-top="0.019cm" fo:margin-bottom="0cm" loext:contextual-spacing="false"/>
      <style:text-properties fo:font-size="22pt" fo:font-weight="bold" style:font-size-asian="19.25pt" style:font-weight-asian="bold" style:font-size-complex="22pt"/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Heading_20_1">
      <style:paragraph-properties fo:margin-left="0.45cm" fo:margin-right="0cm" fo:margin-top="0.002cm" fo:margin-bottom="0cm" loext:contextual-spacing="false" fo:text-indent="0cm" style:auto-text-indent="false"/>
      <style:text-properties fo:color="#8e3f0a"/>
    </style:style>
    <style:style style:name="P15" style:family="paragraph" style:parent-style-name="Heading_20_1">
      <style:paragraph-properties fo:margin-left="0.45cm" fo:margin-right="0cm" fo:text-indent="0cm" style:auto-text-indent="false"/>
      <style:text-properties fo:color="#8e3f0a"/>
    </style:style>
    <style:style style:name="P16" style:family="paragraph" style:parent-style-name="List_20_Paragraph" style:list-style-name="WWNum2">
      <style:paragraph-properties fo:margin-left="0.45cm" fo:margin-right="0.252cm" fo:margin-top="0.402cm" fo:margin-bottom="0cm" loext:contextual-spacing="false" fo:line-height="115%" fo:text-indent="0cm" style:auto-text-indent="false">
        <style:tab-stops>
          <style:tab-stop style:position="0.91cm"/>
        </style:tab-stops>
      </style:paragraph-properties>
    </style:style>
    <style:style style:name="P17" style:family="paragraph" style:parent-style-name="List_20_Paragraph" style:list-style-name="WWNum2">
      <style:paragraph-properties fo:margin-left="0.45cm" fo:margin-right="0.609cm" fo:line-height="115%" fo:text-indent="0cm" style:auto-text-indent="false">
        <style:tab-stops>
          <style:tab-stop style:position="0.91cm"/>
        </style:tab-stops>
      </style:paragraph-properties>
    </style:style>
    <style:style style:name="P18" style:family="paragraph" style:parent-style-name="Table_20_Paragraph">
      <style:text-properties fo:font-size="12pt" fo:font-weight="bold" style:font-size-asian="12pt" style:font-weight-asian="bold"/>
    </style:style>
    <style:style style:name="P19" style:family="paragraph" style:parent-style-name="Table_20_Paragraph">
      <style:text-properties fo:font-size="12pt" style:font-size-asian="12pt"/>
    </style:style>
    <style:style style:name="P20" style:family="paragraph" style:parent-style-name="Table_20_Paragraph">
      <style:paragraph-properties fo:margin-left="0.205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Table_20_Paragraph">
      <style:paragraph-properties fo:margin-left="0.205cm" fo:margin-right="0cm" fo:text-indent="0cm" style:auto-text-indent="false"/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letter-spacing="-0.005cm" style:font-size-asian="12pt"/>
    </style:style>
    <style:style style:name="T4" style:family="text">
      <style:text-properties fo:font-size="12pt" fo:letter-spacing="-0.018cm" fo:font-weight="bold" style:font-size-asian="12pt" style:font-weight-asian="bold"/>
    </style:style>
    <style:style style:name="T5" style:family="text">
      <style:text-properties fo:color="#808080"/>
    </style:style>
    <style:style style:name="T6" style:family="text">
      <style:text-properties fo:color="#569cd6"/>
    </style:style>
    <style:style style:name="T7" style:family="text">
      <style:text-properties fo:color="#9cdcfe"/>
    </style:style>
    <style:style style:name="T8" style:family="text">
      <style:text-properties fo:color="#ce9178"/>
    </style:style>
    <style:style style:name="T9" style:family="text">
      <style:text-properties fo:color="#dcdcaa"/>
    </style:style>
    <style:style style:name="Sect1" style:family="section">
      <style:section-properties fo:margin-left="0cm" fo:margin-right="-1.976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3"><text:bookmark text:name="_GoBack"/>Exercises on Stored Procedures</text:p>
        <text:list xml:id="list4110404639" text:style-name="WWNum2">
          <text:list-item>
            <text:p text:style-name="P16"><text:span text:style-name="T1">Create stored procedure </text:span><text:span text:style-name="T2">usp_get_employees_salary_above </text:span><text:span text:style-name="T1">that </text:span><text:span text:style-name="T2">accept a number </text:span><text:span text:style-name="T1">as parameter and return </text:span><text:span text:style-name="T2">all employees’ first and last names </text:span><text:span text:style-name="T1">whose salary is </text:span><text:span text:style-name="T2">above or equal </text:span><text:span text:style-name="T1">to the given </text:span><text:span text:style-name="T3">number. </text:span><text:span text:style-name="T1">The result should be sorted by </text:span><text:span text:style-name="T2">first_name </text:span><text:span text:style-name="T1">then by </text:span><text:span text:style-name="T2">last_name</text:span><text:span text:style-name="T4"> </text:span><text:span text:style-name="T1">alphabetically.</text:span></text:p>
          </text:list-item>
        </text:list>
        <text:p text:style-name="P4"/>
        <text:h text:style-name="P14" text:outline-level="1">Example</text:h>
        <text:p text:style-name="P2">Supplied number for that example is </text:p>
        <text:p text:style-name="P5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8">first_name</text:p>
            </table:table-cell>
            <table:table-cell table:style-name="Table1.A1" office:value-type="string">
              <text:p text:style-name="P20">last_name</text:p>
            </table:table-cell>
          </table:table-row>
          <table:table-row table:style-name="Table1.2">
            <table:table-cell table:style-name="Table1.A2" office:value-type="string">
              <text:p text:style-name="P19">Terri</text:p>
            </table:table-cell>
            <table:table-cell table:style-name="Table1.B2" office:value-type="string">
              <text:p text:style-name="P21">Duffy</text:p>
            </table:table-cell>
          </table:table-row>
          <table:table-row table:style-name="Table1.2">
            <table:table-cell table:style-name="Table1.A3" office:value-type="string">
              <text:p text:style-name="P19">Jean</text:p>
            </table:table-cell>
            <table:table-cell table:style-name="Table1.B3" office:value-type="string">
              <text:p text:style-name="P21">Trenary</text:p>
            </table:table-cell>
          </table:table-row>
          <table:table-row table:style-name="Table1.1">
            <table:table-cell table:style-name="Table1.A4" office:value-type="string">
              <text:p text:style-name="P19">Ken</text:p>
            </table:table-cell>
            <table:table-cell table:style-name="Table1.B4" office:value-type="string">
              <text:p text:style-name="P21">Sanchez</text:p>
            </table:table-cell>
          </table:table-row>
          <table:table-row table:style-name="Table1.2">
            <table:table-cell table:style-name="Table1.A5" office:value-type="string">
              <text:p text:style-name="P19">…</text:p>
            </table:table-cell>
            <table:table-cell table:style-name="Table1.B5" office:value-type="string">
              <text:p text:style-name="P21">…</text:p>
            </table:table-cell>
          </table:table-row>
        </table:table>
        <text:p text:style-name="P6"/>
        <text:list xml:id="list230327173529689" text:continue-numbering="true" text:style-name="WWNum2">
          <text:list-item>
            <text:p text:style-name="P17"><text:span text:style-name="T3">Write </text:span><text:span text:style-name="T1">a stored procedure </text:span><text:span text:style-name="T2">usp_get_towns_starting_with </text:span><text:span text:style-name="T1">that </text:span><text:span text:style-name="T2">accept string as parameter </text:span><text:span text:style-name="T1">and returns </text:span><text:span text:style-name="T2">all town names starting with that string. </text:span><text:span text:style-name="T1">The result should be sorted by </text:span><text:span text:style-name="T2">town name </text:span><text:span text:style-name="T1">alphabetically.</text:span></text:p>
          </text:list-item>
        </text:list>
        <text:p text:style-name="P7"/>
        <text:h text:style-name="P15" text:outline-level="1"><text:bookmark text:name="Example"/>Example</text:h>
        <text:p text:style-name="P1"><text:span text:style-name="T1">Here is the list of all towns </text:span><text:span text:style-name="T2">starting with “b”.</text:span></text:p>
        <text:p text:style-name="P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8">town</text:p>
            </table:table-cell>
          </table:table-row>
          <table:table-row table:style-name="Table2.1">
            <table:table-cell table:style-name="Table2.A2" office:value-type="string">
              <text:p text:style-name="P19">Bellevue</text:p>
            </table:table-cell>
          </table:table-row>
          <table:table-row table:style-name="Table2.1">
            <table:table-cell table:style-name="Table2.A3" office:value-type="string">
              <text:p text:style-name="P19">Bothell</text:p>
            </table:table-cell>
          </table:table-row>
          <table:table-row table:style-name="Table2.1">
            <table:table-cell table:style-name="Table2.A4" office:value-type="string">
              <text:p text:style-name="P19">Bordeaux</text:p>
            </table:table-cell>
          </table:table-row>
          <table:table-row table:style-name="Table2.5">
            <table:table-cell table:style-name="Table2.A5" office:value-type="string">
              <text:p text:style-name="P19">Berlin</text:p>
            </table:table-cell>
          </table:table-row>
        </table:table>
        <text:p text:style-name="P8"/>
        <text:p text:style-name="P8"/>
        <text:p text:style-name="P8"/>
        <text:p text:style-name="P8"/>
        <text:p text:style-name="P11"><text:span text:style-name="T5">&lt;</text:span><text:span text:style-name="T6">form</text:span> #<text:span text:style-name="T7">form</text:span>=<text:span text:style-name="T8">'ngForm'</text:span> (<text:span text:style-name="T7">ngSubmit</text:span>)=<text:span text:style-name="T8">"onSubmit(form)"</text:span> <text:span text:style-name="T7">method</text:span>=<text:span text:style-name="T8">"post"</text:span> <text:span text:style-name="T7">action</text:span>=<text:span text:style-name="T8">"jk.html"</text:span><text:span text:style-name="T5">&gt;</text:span></text:p>
        <text:p text:style-name="P10"><text:span text:style-name="T5">&lt;</text:span><text:span text:style-name="T6">div</text:span> <text:span text:style-name="T7">class</text:span>=<text:span text:style-name="T8">"form-group"</text:span><text:span text:style-name="T5">&gt;</text:span> </text:p>
        <text:p text:style-name="P10"><text:span text:style-name="T5">&lt;</text:span><text:span text:style-name="T6">ejs</text:span><text:span text:style-name="T7">-multiselect</text:span> <text:span text:style-name="T7">id</text:span>=<text:span text:style-name="T8">'localData'</text:span> <text:span text:style-name="T7">name</text:span>=<text:span text:style-name="T8">'name'</text:span> #<text:span text:style-name="T7">local</text:span>=<text:span text:style-name="T8">'ngModel'</text:span> [(<text:span text:style-name="T7">value</text:span>)]=<text:span text:style-name="T8">'value'</text:span>[(<text:span text:style-name="T7">ngModel</text:span>)]=<text:span text:style-name="T8">'value'</text:span> [<text:span text:style-name="T7">dataSource</text:span>]=<text:span text:style-name="T8">'countries'</text:span> [<text:span text:style-name="T7">fields</text:span>]=<text:span text:style-name="T8">'localFields'</text:span> [<text:span text:style-name="T7">placeholder</text:span>]=<text:span text:style-name="T8">'localWaterMark'</text:span><text:span text:style-name="T5">&gt;&lt;/</text:span><text:span text:style-name="T6">ejs</text:span><text:span text:style-name="T7">-multiselect</text:span><text:span text:style-name="T5">&gt;</text:span></text:p>
        <text:p text:style-name="P10"><text:span text:style-name="T5">&lt;</text:span><text:span text:style-name="T6">button</text:span> <text:span text:style-name="T7">type</text:span>=<text:span text:style-name="T8">"submit"</text:span> <text:span text:style-name="T7">ejs-button</text:span><text:span text:style-name="T5">&gt;</text:span>+<text:span text:style-name="T5">&lt;/</text:span><text:span text:style-name="T6">button</text:span><text:span text:style-name="T5">&gt;</text:span></text:p>
        <text:p text:style-name="P10"><text:span text:style-name="T5">&lt;/</text:span><text:span text:style-name="T6">div</text:span><text:span text:style-name="T5">&gt;</text:span></text:p>
        <text:p text:style-name="P10"><text:span text:style-name="T5">&lt;/</text:span><text:span text:style-name="T6">form</text:span><text:span text:style-name="T5">&gt;</text:span></text:p>
        <text:p text:style-name="P10"><text:span text:style-name="T5">&lt;</text:span><text:span text:style-name="T6">script</text:span> <text:span text:style-name="T7">type</text:span>=<text:span text:style-name="T8">"text/javascript"</text:span><text:span text:style-name="T5">&gt;</text:span></text:p>
        <text:p text:style-name="P10"><text:span text:style-name="T9">$</text:span>(<text:span text:style-name="T8">".chosen"</text:span>).<text:span text:style-name="T9">chosen</text:span>();</text:p>
        <text:p text:style-name="P10"><text:span text:style-name="T5">&lt;/</text:span><text:span text:style-name="T6">script</text:span><text:span text:style-name="T5">&gt;</text:span></text:p>
        <text:p text:style-name="P8"/>
        <text:p text:style-name="P8"/>
        <text:p text:style-name="P11"><text:span text:style-name="T5">&lt;</text:span><text:span text:style-name="T6">form</text:span><text:span text:style-name="T5">&gt;</text:span></text:p>
        <text:p text:style-name="P10"><text:span text:style-name="T5">&lt;</text:span><text:span text:style-name="T6">ul</text:span><text:span text:style-name="T5">&gt;</text:span></text:p>
        <text:p text:style-name="P10"><text:span text:style-name="T5">&lt;</text:span><text:span text:style-name="T6">li</text:span> *<text:span text:style-name="T7">ngFor</text:span>=<text:span text:style-name="T8">"let item of items"</text:span><text:span text:style-name="T5">&gt;</text:span></text:p>
        <text:p text:style-name="P10"><text:span text:style-name="T5">&lt;</text:span><text:span text:style-name="T6">div</text:span> <text:span text:style-name="T7">id</text:span> = <text:span text:style-name="T8">"check_medi"</text:span> <text:span text:style-name="T7">style</text:span>=<text:span text:style-name="T8">"display:inline-block"</text:span><text:span text:style-name="T5">&gt;</text:span> </text:p>
        <text:p text:style-name="P10"><text:span text:style-name="T5">&lt;</text:span><text:span text:style-name="T6">a</text:span><text:span text:style-name="T5">&gt;</text:span> <text:span text:style-name="T6">{{</text:span><text:span text:style-name="T8">item</text:span><text:span text:style-name="T6">}}</text:span> <text:span text:style-name="T5">&lt;/</text:span><text:span text:style-name="T6">a</text:span><text:span text:style-name="T5">&gt;</text:span></text:p>
        <text:p text:style-name="P10"><text:span text:style-name="T5">&lt;</text:span><text:span text:style-name="T6">label</text:span> <text:span text:style-name="T7">for</text:span> = <text:span text:style-name="T8">"quantity"</text:span><text:span text:style-name="T5">&gt;</text:span>qty<text:span text:style-name="T5">&lt;/</text:span><text:span text:style-name="T6">label</text:span><text:span text:style-name="T5">&gt;</text:span></text:p>
        <text:p text:style-name="P10"><text:span text:style-name="T5">&lt;</text:span><text:span text:style-name="T6">input</text:span> <text:span text:style-name="T7">type</text:span> = <text:span text:style-name="T8">"text"</text:span> <text:span text:style-name="T7">id</text:span> = <text:span text:style-name="T8">"quantity"</text:span><text:span text:style-name="T5">&gt;</text:span></text:p>
        <text:p text:style-name="P10"><text:soft-page-break/><text:span text:style-name="T5">&lt;</text:span><text:span text:style-name="T6">label</text:span> <text:span text:style-name="T7">for</text:span> = <text:span text:style-name="T8">"morning"</text:span><text:span text:style-name="T5">&gt;</text:span>M<text:span text:style-name="T5">&lt;/</text:span><text:span text:style-name="T6">label</text:span><text:span text:style-name="T5">&gt;</text:span></text:p>
        <text:p text:style-name="P10"><text:span text:style-name="T5">&lt;</text:span><text:span text:style-name="T6">input</text:span> <text:span text:style-name="T7">type</text:span>=<text:span text:style-name="T8">"checkbox"</text:span><text:span text:style-name="T7">id</text:span> = <text:span text:style-name="T8">"morning"</text:span><text:span text:style-name="T5">&gt;</text:span></text:p>
        <text:p text:style-name="P10"><text:span text:style-name="T5">&lt;</text:span><text:span text:style-name="T6">label</text:span> <text:span text:style-name="T7">for</text:span> = <text:span text:style-name="T8">"noon"</text:span><text:span text:style-name="T5">&gt;</text:span>N<text:span text:style-name="T5">&lt;/</text:span><text:span text:style-name="T6">label</text:span><text:span text:style-name="T5">&gt;</text:span></text:p>
        <text:p text:style-name="P10"><text:span text:style-name="T5">&lt;</text:span><text:span text:style-name="T6">input</text:span> <text:span text:style-name="T7">type</text:span>=<text:span text:style-name="T8">"checkbox"</text:span><text:span text:style-name="T7">id</text:span> = <text:span text:style-name="T8">"noon"</text:span><text:span text:style-name="T5">&gt;</text:span></text:p>
        <text:p text:style-name="P10"><text:span text:style-name="T5">&lt;</text:span><text:span text:style-name="T6">label</text:span> <text:span text:style-name="T7">for</text:span> = <text:span text:style-name="T8">"evening"</text:span><text:span text:style-name="T5">&gt;</text:span>E<text:span text:style-name="T5">&lt;/</text:span><text:span text:style-name="T6">label</text:span><text:span text:style-name="T5">&gt;</text:span></text:p>
        <text:p text:style-name="P10"><text:span text:style-name="T5">&lt;</text:span><text:span text:style-name="T6">input</text:span> <text:span text:style-name="T7">type</text:span>=<text:span text:style-name="T8">"checkbox"</text:span><text:span text:style-name="T7">id</text:span> = <text:span text:style-name="T8">"evening"</text:span><text:span text:style-name="T5">&gt;</text:span></text:p>
        <text:p text:style-name="P10"><text:span text:style-name="T5">&lt;/</text:span><text:span text:style-name="T6">div</text:span><text:span text:style-name="T5">&gt;</text:span></text:p>
        <text:p text:style-name="P10"><text:span text:style-name="T5">&lt;/</text:span><text:span text:style-name="T6">li</text:span><text:span text:style-name="T5">&gt;</text:span></text:p>
        <text:p text:style-name="P10"><text:span text:style-name="T5">&lt;/</text:span><text:span text:style-name="T6">ul</text:span><text:span text:style-name="T5">&gt;</text:span></text:p>
        <text:p text:style-name="P10"><text:span text:style-name="T5">&lt;</text:span><text:span text:style-name="T6">input</text:span> <text:span text:style-name="T7">type</text:span>=<text:span text:style-name="T8">"submit"</text:span><text:span text:style-name="T5">&gt;</text:span></text:p>
        <text:p text:style-name="P10"><text:span text:style-name="T5">&lt;/</text:span><text:span text:style-name="T6">form</text:span><text:span text:style-name="T5">&gt;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style:font-name-asian="Liberation Serif1" style:font-family-asian="'Liberation Serif'" style:font-family-generic-asian="system" style:font-pitch-asian="variable" style:font-name-complex="Liberation Serif1" style:font-family-complex="'Liberation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722cm" fo:margin-right="0cm" fo:text-indent="-0.637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Standard" style:default-outline-level="" style:class="chapter">
      <style:paragraph-properties fo:margin-left="0.45cm" fo:margin-right="0cm" fo:margin-top="0.102cm" fo:margin-bottom="0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722cm" fo:margin-right="0cm" fo:text-indent="-0.637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99cm" fo:margin-right="0cm" fo:line-height="0.452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language="en" fo:country="US" style:font-name-asian="OpenSymbol2" style:font-family-asian="OpenSymbol" style:font-family-generic-asian="system" style:font-pitch-asian="variable" style:font-size-asian="14pt" style:language-asian="en" style:country-asian="US" style:font-name-complex="OpenSymbol2" style:font-family-complex="OpenSymbol" style:font-family-generic-complex="system" style:font-pitch-complex="variable" style:font-size-complex="14pt" style:language-complex="ar" style:country-complex="SA" style:text-scale="112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etter-spacing="-0.032cm" fo:language="en" fo:country="US" style:font-name-asian="Liberation Serif1" style:font-family-asian="'Liberation Serif'" style:font-family-generic-asian="system" style:font-pitch-asian="variable" style:font-size-asian="12pt" style:language-asian="en" style:country-asian="US" style:font-name-complex="Liberation Serif1" style:font-family-complex="'Liberation Serif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 style:font-name-complex="OpenSymbol2" style:font-family-complex="OpenSymbol" style:font-family-generic-complex="system" style:font-pitch-complex="variable" style:font-size-complex="12pt" style:language-complex="ar" style:country-complex="SA" style:text-scale="112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722cm"/>
        </style:list-level-properties>
        <style:text-properties style:font-name="Open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302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4.877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6.451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9.599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11.174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12.748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459cm" fo:margin-left="0.452cm"/>
        </style:list-level-properties>
      </text:list-level-style-number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722cm"/>
        </style:list-level-properties>
        <style:text-properties style:font-name="OpenSymbol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3.477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5.226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6.976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8.724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10.474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12.224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3.9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7cm" fo:margin-bottom="0.494cm" fo:margin-left="1.552cm" fo:margin-right="1.9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1.552cm" fo:margin-right="1.976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20-02-16T16:13:00</meta:creation-date>
    <dc:date>2020-02-25T23:03:25.515932863</dc:date>
    <meta:editing-duration>PT38M43S</meta:editing-duration>
    <meta:generator>LibreOffice/6.0.7.3$Linux_X86_64 LibreOffice_project/00m0$Build-3</meta:generator>
    <meta:document-statistic meta:table-count="2" meta:image-count="0" meta:object-count="0" meta:page-count="3" meta:paragraph-count="49" meta:word-count="186" meta:character-count="1521" meta:non-whitespace-character-count="1383"/>
    <meta:user-defined meta:name="AppVersion">16.0000</meta:user-defined>
    <meta:user-defined meta:name="Created" meta:value-type="date">2019-10-29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2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